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, Helvetica, sans-serif"/>
    <style:font-face style:name="Cairo" svg:font-family="Cairo"/>
    <style:font-face style:name="Lato" svg:font-family="Lato, Arial"/>
    <style:font-face style:name="Lato1" svg:font-family="Lato, Helvetica, sans-serif"/>
    <style:font-face style:name="Montserrat" svg:font-family="Montserrat, 'Helvetica Neue', Helvetica, Arial, sans-serif"/>
    <style:font-face style:name="Noto Sans" svg:font-family="'Noto Sans', sans-serif"/>
    <style:font-face style:name="Open Sans" svg:font-family="'Open Sans', sans-serif"/>
    <style:font-face style:name="Poppins" svg:font-family="Poppins, sans-serif"/>
    <style:font-face style:name="Roboto" svg:font-family="Roboto, sans-serif"/>
    <style:font-face style:name="Rubik" svg:font-family="Rubik, sans-serif"/>
    <style:font-face style:name="Titillium Web" svg:font-family="'Titillium Web', Helvetica, Roboto, Arial, sans-serif"/>
    <style:font-face style:name="Trebuchet MS" svg:font-family="'Trebuchet MS', Verdana, Arial, Helvetica, sans-serif"/>
    <style:font-face style:name="Verdana" svg:font-family="Verdana, Arial, serif"/>
    <style:font-face style:name="inherit" svg:font-family="inherit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loext:contextual-spacing="false" fo:orphans="2" fo:widows="2" fo:text-indent="0cm" style:auto-text-indent="false"/>
    </style:style>
    <style:style style:name="P2" style:family="paragraph" style:parent-style-name="Heading_20_1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inherit" fo:font-size="12pt" fo:letter-spacing="normal" fo:font-style="normal" fo:font-weight="normal" officeooo:rsid="000c0fb3" style:font-size-asian="12pt" style:font-size-complex="12pt"/>
    </style:style>
    <style:style style:name="P3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officeooo:paragraph-rsid="000d6b75"/>
    </style:style>
    <style:style style:name="P4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000000" style:font-name="inherit" fo:font-size="12pt" fo:letter-spacing="normal" fo:font-style="normal" fo:font-weight="normal" officeooo:rsid="000c0fb3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f3f3f" style:font-name="Lato" fo:font-size="9.75pt" fo:letter-spacing="normal" fo:font-style="normal" fo:font-weight="normal" loext:padding="0cm" loext:border="none"/>
    </style:style>
    <style:style style:name="P6" style:family="paragraph" style:parent-style-name="Heading_20_1">
      <style:paragraph-properties fo:margin-left="0cm" fo:margin-right="0cm" fo:margin-top="0.265cm" fo:margin-bottom="0.247cm" loext:contextual-spacing="false" fo:orphans="2" fo:widows="2" fo:text-indent="0cm" style:auto-text-indent="false"/>
      <style:text-properties fo:font-variant="normal" fo:text-transform="none" fo:color="#2a2a2a" style:font-name="Rubik" fo:font-size="12pt" fo:letter-spacing="normal" fo:font-style="normal" fo:font-weight="normal" officeooo:rsid="000c0fb3"/>
    </style:style>
    <style:style style:name="P7" style:family="paragraph" style:parent-style-name="Heading_20_3">
      <style:text-properties fo:font-variant="normal" fo:text-transform="none" fo:color="#e98b3a" style:font-name="Titillium Web" fo:letter-spacing="normal" fo:font-style="normal" fo:font-weight="normal" officeooo:paragraph-rsid="000bac60"/>
    </style:style>
    <style:style style:name="P8" style:family="paragraph" style:parent-style-name="Heading_20_3">
      <style:text-properties style:font-name="Titillium Web" fo:font-style="normal" officeooo:paragraph-rsid="000bac60"/>
    </style:style>
    <style:style style:name="P9" style:family="paragraph" style:parent-style-name="Standard">
      <style:text-properties style:font-name="Arial1" fo:font-size="12pt" fo:font-style="normal" officeooo:rsid="0007ede8" officeooo:paragraph-rsid="0007ede8" style:font-size-asian="12pt" style:font-style-asian="normal" style:font-size-complex="12pt" style:font-style-complex="normal"/>
    </style:style>
    <style:style style:name="P10" style:family="paragraph" style:parent-style-name="Standard">
      <style:text-properties officeooo:paragraph-rsid="0007ede8"/>
    </style:style>
    <style:style style:name="P11" style:family="paragraph" style:parent-style-name="Standard">
      <style:text-properties officeooo:paragraph-rsid="0007ede8" loext:padding="0.049cm" loext:border="0.06pt solid #333333"/>
    </style:style>
    <style:style style:name="P12" style:family="paragraph" style:parent-style-name="Text_20_body">
      <style:text-properties officeooo:paragraph-rsid="000a4868"/>
    </style:style>
    <style:style style:name="P13" style:family="paragraph" style:parent-style-name="Text_20_body">
      <style:text-properties fo:color="#000000" style:font-name="Titillium Web" fo:font-style="normal" officeooo:paragraph-rsid="000c0fb3"/>
    </style:style>
    <style:style style:name="P14" style:family="paragraph" style:parent-style-name="Text_20_body">
      <style:text-properties officeooo:paragraph-rsid="000c0fb3"/>
    </style:style>
    <style:style style:name="P15" style:family="paragraph" style:parent-style-name="Text_20_body">
      <style:text-properties fo:font-variant="normal" fo:text-transform="none" fo:color="#e98b3a" style:font-name="Titillium Web" fo:letter-spacing="normal" fo:font-style="normal" fo:font-weight="normal" officeooo:paragraph-rsid="000bac60"/>
    </style:style>
    <style:style style:name="P16" style:family="paragraph" style:parent-style-name="Text_20_body">
      <style:text-properties fo:font-variant="normal" fo:text-transform="none" fo:color="#2a2a2a" style:font-name="Rubik" fo:font-size="12pt" fo:letter-spacing="normal" fo:font-style="normal" fo:font-weight="normal" officeooo:paragraph-rsid="000c0fb3"/>
    </style:style>
    <style:style style:name="P17" style:family="paragraph" style:parent-style-name="Text_20_body">
      <style:text-properties fo:font-variant="normal" fo:text-transform="none" fo:color="#2a2a2a" style:font-name="Rubik" fo:font-size="12pt" fo:letter-spacing="normal" fo:font-style="normal" fo:font-weight="normal" officeooo:rsid="000c0fb3"/>
    </style:style>
    <style:style style:name="P18" style:family="paragraph" style:parent-style-name="Text_20_body">
      <style:text-properties fo:font-variant="normal" fo:text-transform="none" fo:color="#2a2a2a" style:font-name="Rubik" fo:font-size="12pt" fo:letter-spacing="normal" fo:font-style="normal" fo:font-weight="normal" officeooo:rsid="000c0fb3" officeooo:paragraph-rsid="000c0fb3"/>
    </style:style>
    <style:style style:name="P19" style:family="paragraph" style:parent-style-name="Heading_20_3">
      <style:text-properties fo:font-variant="normal" fo:text-transform="none" fo:color="#000000" style:font-name="Titillium Web" fo:letter-spacing="normal" fo:font-style="normal" fo:font-weight="normal" officeooo:rsid="000c0fb3" officeooo:paragraph-rsid="0013f65c"/>
    </style:style>
    <style:style style:name="P20" style:family="paragraph" style:parent-style-name="Text_20_body">
      <style:text-properties fo:font-variant="normal" fo:text-transform="none" fo:color="#000000" style:font-name="Titillium Web" fo:letter-spacing="normal" fo:font-style="normal" fo:font-weight="normal" officeooo:rsid="000c0fb3" officeooo:paragraph-rsid="0007ede8"/>
    </style:style>
    <style:style style:name="P21" style:family="paragraph" style:parent-style-name="Text_20_body">
      <style:text-properties style:font-name="Arial1" fo:font-size="14pt" style:font-size-asian="14pt" style:font-size-complex="14pt"/>
    </style:style>
    <style:style style:name="P22" style:family="paragraph" style:parent-style-name="Text_20_body" style:list-style-name="L1">
      <style:text-properties style:font-name="Arial1" fo:font-size="14pt" style:font-size-asian="14pt" style:font-size-complex="14pt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Arial1" fo:font-size="14pt" style:font-size-asian="14pt" style:font-size-complex="14pt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style:font-name="Arial1" fo:font-size="14pt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style:font-name="Arial1" fo:font-size="14pt" officeooo:paragraph-rsid="0013f65c" style:font-size-asian="14pt" style:font-size-complex="14pt"/>
    </style:style>
    <style:style style:name="P26" style:family="paragraph" style:parent-style-name="Text_20_body">
      <style:paragraph-properties fo:margin-top="0cm" fo:margin-bottom="0cm" loext:contextual-spacing="false"/>
      <style:text-properties style:font-name="Arial1" fo:font-size="14pt" officeooo:paragraph-rsid="0013f65c" style:font-size-asian="14pt" style:font-size-complex="14pt"/>
    </style:style>
    <style:style style:name="T1" style:family="text">
      <style:text-properties officeooo:rsid="0007ede8" loext:padding="0.049cm" loext:border="0.06pt solid #333333"/>
    </style:style>
    <style:style style:name="T2" style:family="text">
      <style:text-properties fo:font-variant="normal" fo:text-transform="none" fo:color="#000000" style:font-name="Arial2" fo:font-size="14pt" fo:letter-spacing="normal" fo:font-style="normal" fo:font-weight="bold"/>
    </style:style>
    <style:style style:name="T3" style:family="text">
      <style:text-properties fo:font-variant="normal" fo:text-transform="none" fo:color="#000000" style:font-name="Roboto" fo:font-size="12pt" fo:letter-spacing="normal" fo:font-style="normal" fo:font-weight="normal" loext:padding="0.049cm" loext:border="0.06pt solid #333333"/>
    </style:style>
    <style:style style:name="T4" style:family="text">
      <style:text-properties fo:font-variant="normal" fo:text-transform="none" fo:color="#000000" style:font-name="Trebuchet MS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inherit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inherit" fo:font-size="12pt" fo:letter-spacing="normal" fo:font-style="normal" fo:font-weight="normal" officeooo:rsid="000c0fb3" style:font-size-asian="12pt" style:font-size-complex="12pt"/>
    </style:style>
    <style:style style:name="T7" style:family="text">
      <style:text-properties fo:font-variant="normal" fo:text-transform="none" fo:color="#000000" style:font-name="inherit" fo:font-size="12pt" fo:letter-spacing="normal" fo:font-style="normal" fo:font-weight="normal" officeooo:rsid="000d6b75" style:font-size-asian="12pt" style:font-size-complex="12pt"/>
    </style:style>
    <style:style style:name="T8" style:family="text">
      <style:text-properties fo:font-variant="normal" fo:text-transform="none" fo:color="#000000" fo:font-size="14pt" fo:letter-spacing="normal" fo:font-style="normal" fo:font-weight="bold"/>
    </style:style>
    <style:style style:name="T9" style:family="text">
      <style:text-properties fo:font-variant="normal" fo:text-transform="none" fo:color="#000000" style:font-name="Arial1" fo:font-size="14pt" fo:letter-spacing="normal" fo:font-style="normal" fo:font-weight="bold"/>
    </style:style>
    <style:style style:name="T10" style:family="text">
      <style:text-properties fo:font-variant="normal" fo:text-transform="none" fo:color="#000000" style:font-name="Arial1" fo:letter-spacing="normal" fo:font-style="normal" fo:font-weight="bold"/>
    </style:style>
    <style:style style:name="T11" style:family="text">
      <style:text-properties fo:font-variant="normal" fo:text-transform="none" fo:color="#000000" style:font-name="Arial1" fo:font-size="13pt" fo:letter-spacing="normal" fo:font-style="normal" fo:font-weight="bold" style:font-size-asian="13pt" style:font-size-complex="13pt"/>
    </style:style>
    <style:style style:name="T12" style:family="text">
      <style:text-properties fo:font-variant="normal" fo:text-transform="none" fo:color="#000000" fo:letter-spacing="normal" fo:font-style="normal" fo:font-weight="bold"/>
    </style:style>
    <style:style style:name="T13" style:family="text">
      <style:text-properties fo:font-variant="normal" fo:text-transform="none" style:text-line-through-style="none" style:text-line-through-type="none" style:font-name="Poppins" fo:font-size="12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7a7a7a" style:font-name="Noto Sans" fo:font-size="12pt" fo:letter-spacing="normal" fo:font-style="normal" fo:font-weight="normal"/>
    </style:style>
    <style:style style:name="T15" style:family="text">
      <style:text-properties fo:font-variant="normal" fo:text-transform="none" fo:color="#555555" style:font-name="Verdana" fo:font-size="9pt" fo:letter-spacing="normal" fo:font-style="normal" fo:font-weight="normal"/>
    </style:style>
    <style:style style:name="T16" style:family="text">
      <style:text-properties fo:font-variant="normal" fo:text-transform="none" fo:color="#555555" fo:letter-spacing="normal"/>
    </style:style>
    <style:style style:name="T17" style:family="text">
      <style:text-properties fo:font-variant="normal" fo:text-transform="none" fo:color="#e98b3a" fo:letter-spacing="normal" fo:font-weight="normal"/>
    </style:style>
    <style:style style:name="T18" style:family="text">
      <style:text-properties fo:font-variant="normal" fo:text-transform="none" fo:color="#e98b3a" fo:letter-spacing="normal" fo:font-weight="normal" officeooo:rsid="000bac60"/>
    </style:style>
    <style:style style:name="T19" style:family="text">
      <style:text-properties fo:font-variant="normal" fo:text-transform="none" fo:letter-spacing="normal" fo:font-weight="normal"/>
    </style:style>
    <style:style style:name="T20" style:family="text">
      <style:text-properties fo:font-variant="normal" fo:text-transform="none" fo:letter-spacing="normal" fo:font-weight="normal" officeooo:rsid="000c0fb3"/>
    </style:style>
    <style:style style:name="T21" style:family="text">
      <style:text-properties fo:font-variant="normal" fo:text-transform="none" fo:color="#2a2a2a" style:font-name="Rubik" fo:font-size="12pt" fo:letter-spacing="normal" fo:font-weight="normal"/>
    </style:style>
    <style:style style:name="T22" style:family="text">
      <style:text-properties fo:font-variant="normal" fo:text-transform="none" fo:color="#2a2a2a" style:font-name="Rubik" fo:font-size="12pt" fo:letter-spacing="normal" fo:font-style="normal" fo:font-weight="normal" officeooo:rsid="000c0fb3"/>
    </style:style>
    <style:style style:name="T23" style:family="text">
      <style:text-properties fo:font-variant="normal" fo:text-transform="none" fo:color="#2a2a2a" style:text-line-through-style="none" style:text-line-through-type="none" style:font-name="Open Sans" fo:font-size="12pt" fo:letter-spacing="normal" fo:font-style="normal" style:text-underline-style="none" fo:font-weight="normal" style:text-blinking="false" loext:padding="0cm" loext:border="none"/>
    </style:style>
    <style:style style:name="T24" style:family="text">
      <style:text-properties fo:font-variant="normal" fo:text-transform="none" fo:color="#222222" style:font-name="Montserrat" fo:font-size="12pt" fo:letter-spacing="normal" fo:font-style="normal" fo:font-weight="normal" officeooo:rsid="000c0fb3"/>
    </style:style>
    <style:style style:name="T25" style:family="text">
      <style:text-properties fo:font-variant="normal" fo:text-transform="none" fo:color="#777777" style:font-name="Cairo" fo:font-size="12pt" fo:letter-spacing="normal" fo:font-style="normal" fo:font-weight="normal"/>
    </style:style>
    <style:style style:name="T26" style:family="text">
      <style:text-properties fo:font-variant="normal" fo:text-transform="none" fo:color="#0a0a0a" style:text-line-through-style="none" style:text-line-through-type="none" style:font-name="Lato1" fo:font-size="12pt" fo:letter-spacing="normal" fo:font-style="normal" style:text-underline-style="none" fo:font-weight="normal" style:text-blinking="false" fo:background-color="#b58803" loext:char-shading-value="0" style:font-size-asian="12pt" style:font-size-complex="12pt" loext:padding="0.049cm" loext:border="0.06pt solid #000000"/>
    </style:style>
    <style:style style:name="T27" style:family="text">
      <style:text-properties style:font-name="Arial1" fo:font-size="12pt" fo:font-style="normal" officeooo:rsid="0007ede8" style:font-size-asian="12pt" style:font-style-asian="normal" style:font-size-complex="12pt" style:font-style-complex="normal"/>
    </style:style>
    <style:style style:name="T28" style:family="text">
      <style:text-properties loext:padding="0.049cm" loext:border="0.06pt solid #333333"/>
    </style:style>
    <style:style style:name="T29" style:family="text">
      <style:text-properties officeooo:rsid="000a2447"/>
    </style:style>
    <style:style style:name="T30" style:family="text">
      <style:text-properties officeooo:rsid="000a4868"/>
    </style:style>
    <style:style style:name="T31" style:family="text">
      <style:text-properties officeooo:rsid="000bac60"/>
    </style:style>
    <style:style style:name="T32" style:family="text">
      <style:text-properties style:font-name="Arial2" fo:font-size="14pt"/>
    </style:style>
    <style:style style:name="T33" style:family="text">
      <style:text-properties fo:font-size="14pt"/>
    </style:style>
    <style:style style:name="T34" style:family="text">
      <style:text-properties style:font-name="Arial1"/>
    </style:style>
    <style:style style:name="T35" style:family="text">
      <style:text-properties style:font-name="Arial1" fo:font-size="14pt"/>
    </style:style>
    <style:style style:name="T36" style:family="text">
      <style:text-properties style:font-name="Arial1" fo:font-size="14pt" style:font-size-asian="14pt" style:font-size-complex="14pt"/>
    </style:style>
    <style:style style:name="T37" style:family="text">
      <style:text-properties style:font-name="Arial1" fo:font-size="14pt" officeooo:rsid="0013f65c" style:font-size-asian="14pt" style:font-size-complex="14pt"/>
    </style:style>
    <style:style style:name="T38" style:family="text">
      <style:text-properties style:font-name="Arial1"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Strong_20_Emphasis"><text:span text:style-name="T36">Cahier des charges </text:span></text:span><text:span text:style-name="Strong_20_Emphasis"><text:span text:style-name="T37">du projet </text:span></text:span><text:span text:style-name="Strong_20_Emphasis"><text:span text:style-name="T36">: Automatisation d'un malaxeur</text:span></text:span></text:p>
      <text:h text:style-name="Heading_20_3" text:outline-level="3"><text:span text:style-name="Strong_20_Emphasis"><text:span text:style-name="T36"/></text:span></text:h>
      <text:h text:style-name="Heading_20_3" text:outline-level="3"><text:span text:style-name="Strong_20_Emphasis"><text:span text:style-name="T36">Objectif :</text:span></text:span></text:h>
      <text:p text:style-name="P21">L'objectif du projet sera de créer un processus de malaxage à partir d'un système Habilis et d'un pupitre de commande.</text:p>
      <text:h text:style-name="Heading_20_3" text:outline-level="3"><text:span text:style-name="Strong_20_Emphasis"><text:span text:style-name="T36">Déroulement des étapes :</text:span></text:span></text:h>
      <text:list xml:id="list3464060362" text:style-name="L1">
        <text:list-item>
          <text:p text:style-name="P25">Se documenter sur le système Habilis et comment faire une mise en service </text:p>
        </text:list-item>
      </text:list>
      <text:p text:style-name="P26"/>
      <text:list xml:id="list172206225738335" text:continue-numbering="true" text:style-name="L1">
        <text:list-item>
          <text:p text:style-name="P24">Faire la mise en service hors tension du pupitre d'automate </text:p>
        </text:list-item>
      </text:list>
      <text:p text:style-name="P23"/>
      <text:list xml:id="list172205901601150" text:continue-numbering="true" text:style-name="L1">
        <text:list-item>
          <text:p text:style-name="P25">Faire la mise en service sous tension du pupitre d'automate</text:p>
          <text:p text:style-name="P25"><text:s/></text:p>
        </text:list-item>
        <text:list-item>
          <text:p text:style-name="P24">Identifier toutes les configurations de l'automate </text:p>
          <text:p text:style-name="P24"/>
        </text:list-item>
        <text:list-item>
          <text:p text:style-name="P24">Créer le processus de malaxage puis charger le programme dans l'automate </text:p>
          <text:p text:style-name="P24"/>
        </text:list-item>
        <text:list-item>
          <text:p text:style-name="P25">S'assurer que l'armoire électrique ne présente pas/plus de problème</text:p>
          <text:p text:style-name="P25"><text:s/></text:p>
        </text:list-item>
        <text:list-item>
          <text:p text:style-name="P24">Tester, modifier/arranger et optimiser le programme </text:p>
          <text:p text:style-name="P24"/>
        </text:list-item>
        <text:list-item>
          <text:p text:style-name="P22">Une fois le cycle de base validé, concevoir le mode automatique/manuel </text:p>
        </text:list-item>
      </text:list>
      <text:h text:style-name="P19" text:outline-level="3"><text:span text:style-name="Strong_20_Emphasis"><text:span text:style-name="T36"/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, Helvetica, sans-serif"/>
    <style:font-face style:name="Cairo" svg:font-family="Cairo"/>
    <style:font-face style:name="Lato" svg:font-family="Lato, Arial"/>
    <style:font-face style:name="Lato1" svg:font-family="Lato, Helvetica, sans-serif"/>
    <style:font-face style:name="Montserrat" svg:font-family="Montserrat, 'Helvetica Neue', Helvetica, Arial, sans-serif"/>
    <style:font-face style:name="Noto Sans" svg:font-family="'Noto Sans', sans-serif"/>
    <style:font-face style:name="Open Sans" svg:font-family="'Open Sans', sans-serif"/>
    <style:font-face style:name="Poppins" svg:font-family="Poppins, sans-serif"/>
    <style:font-face style:name="Roboto" svg:font-family="Roboto, sans-serif"/>
    <style:font-face style:name="Rubik" svg:font-family="Rubik, sans-serif"/>
    <style:font-face style:name="Titillium Web" svg:font-family="'Titillium Web', Helvetica, Roboto, Arial, sans-serif"/>
    <style:font-face style:name="Trebuchet MS" svg:font-family="'Trebuchet MS', Verdana, Arial, Helvetica, sans-serif"/>
    <style:font-face style:name="Verdana" svg:font-family="Verdana, Arial, serif"/>
    <style:font-face style:name="inherit" svg:font-family="inherit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roman" style:font-pitch="variable" fo:font-size="12pt" fo:language="fr" fo:country="FR" style:font-name-asian="MS Mincho" style:font-family-asian="'MS Mincho'" style:font-family-generic-asian="system" style:font-pitch-asian="variable" style:font-size-asian="12pt" style:language-asian="fr" style:country-asian="FR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Normal1" style:family="paragraph" style:default-outline-level="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FR" style:font-name-asian="Arial3" style:font-family-asian="Arial" style:font-family-generic-asian="system" style:font-pitch-asian="variable" style:font-size-asian="11pt" style:language-asian="fr" style:country-asian="FR" style:font-name-complex="Arial3" style:font-family-complex="Arial" style:font-family-generic-complex="system" style:font-pitch-complex="variable" style:font-size-complex="11pt" style:language-complex="ar" style:country-complex="SA"/>
    </style:style>
    <style:style style:name="Normal2" style:family="paragraph" style:default-outline-level="">
      <style:paragraph-properties fo:line-height="115%" fo:text-align="start" style:justify-single-word="false" fo:orphans="2" fo:widows="2" style:vertical-align="auto"/>
      <style:text-properties style:font-name="Arial" fo:font-family="Arial" style:font-family-generic="roman" style:font-pitch="variable" fo:font-size="11pt" fo:language="fr" fo:country="FR" style:font-name-asian="Arial3" style:font-family-asian="Arial" style:font-family-generic-asian="system" style:font-pitch-asian="variable" style:font-size-asian="11pt" style:language-asian="fr" style:country-asian="FR" style:font-name-complex="Arial3" style:font-family-complex="Arial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0-17T18:48:40.911000000</meta:creation-date>
    <dc:date>2025-01-26T17:22:03.482000000</dc:date>
    <meta:editing-duration>P18DT5H48M26S</meta:editing-duration>
    <meta:editing-cycles>7</meta:editing-cycles>
    <meta:generator>LibreOffice/6.3.5.2$Windows_X86_64 LibreOffice_project/dd0751754f11728f69b42ee2af66670068624673</meta:generator>
    <meta:print-date>2024-10-27T16:39:16.336000000</meta:print-date>
    <meta:document-statistic meta:table-count="0" meta:image-count="0" meta:object-count="0" meta:page-count="1" meta:paragraph-count="14" meta:word-count="119" meta:character-count="736" meta:non-whitespace-character-count="629"/>
  </office:meta>
</office:document-meta>
</file>